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aa561b" officeooo:paragraph-rsid="00aa561b"/>
    </style:style>
    <style:style style:name="P2" style:family="paragraph" style:parent-style-name="Text_20_body">
      <style:paragraph-properties fo:text-align="center" style:justify-single-word="false"/>
      <style:text-properties officeooo:rsid="00aa561b" officeooo:paragraph-rsid="00aa561b"/>
    </style:style>
    <style:style style:name="P3" style:family="paragraph" style:parent-style-name="Quotations">
      <style:text-properties fo:color="#6b73e4" loext:opacity="100%" style:font-name="Consolas2" fo:font-size="10.5pt" fo:font-weight="normal"/>
    </style:style>
    <style:style style:name="P4" style:family="paragraph" style:parent-style-name="Text_20_body">
      <style:paragraph-properties fo:text-align="justify" style:justify-single-word="false"/>
      <style:text-properties officeooo:rsid="00aaa25d" officeooo:paragraph-rsid="00aaa25d"/>
    </style:style>
    <style:style style:name="P5" style:family="paragraph" style:parent-style-name="Text_20_body">
      <style:paragraph-properties fo:text-align="justify" style:justify-single-word="false"/>
      <style:text-properties officeooo:rsid="00ab1405" officeooo:paragraph-rsid="00ab1405"/>
    </style:style>
    <style:style style:name="P6" style:family="paragraph" style:parent-style-name="Text_20_body">
      <style:text-properties officeooo:rsid="00ac3452" officeooo:paragraph-rsid="00ac3452"/>
    </style:style>
    <style:style style:name="P7" style:family="paragraph" style:parent-style-name="Text_20_body">
      <style:text-properties officeooo:rsid="00b04a7e" officeooo:paragraph-rsid="00b04a7e"/>
    </style:style>
    <style:style style:name="P8" style:family="paragraph" style:parent-style-name="Text_20_body">
      <style:paragraph-properties fo:text-align="justify" style:justify-single-word="false"/>
      <style:text-properties officeooo:rsid="00b04a7e" officeooo:paragraph-rsid="00b04a7e"/>
    </style:style>
    <style:style style:name="P9" style:family="paragraph" style:parent-style-name="Text_20_body">
      <style:paragraph-properties fo:text-align="justify" style:justify-single-word="false"/>
      <style:text-properties officeooo:rsid="00b0a635" officeooo:paragraph-rsid="00b0a635"/>
    </style:style>
    <style:style style:name="P10" style:family="paragraph" style:parent-style-name="Text_20_body">
      <style:paragraph-properties fo:text-align="justify" style:justify-single-word="false"/>
      <style:text-properties officeooo:rsid="00b2383a" officeooo:paragraph-rsid="00b2383a"/>
    </style:style>
    <style:style style:name="P11" style:family="paragraph" style:parent-style-name="Standard">
      <style:paragraph-properties style:line-height-at-least="0.503cm"/>
      <style:text-properties fo:color="#cccccc" loext:opacity="100%" style:font-name="Consolas2" fo:font-size="10.5pt" fo:font-weight="normal" fo:background-color="#1f1f1f"/>
    </style:style>
    <style:style style:name="P12" style:family="paragraph" style:parent-style-name="Text_20_body">
      <style:paragraph-properties fo:text-align="justify" style:justify-single-word="false"/>
      <style:text-properties officeooo:rsid="00b2383a" officeooo:paragraph-rsid="00b2383a"/>
    </style:style>
    <style:style style:name="P13" style:family="paragraph" style:parent-style-name="Text_20_body">
      <style:paragraph-properties fo:text-align="justify" style:justify-single-word="false"/>
      <style:text-properties officeooo:rsid="00b5addc" officeooo:paragraph-rsid="00b5addc"/>
    </style:style>
    <style:style style:name="P14" style:family="paragraph" style:parent-style-name="Text_20_body">
      <style:paragraph-properties fo:text-align="justify" style:justify-single-word="false"/>
      <style:text-properties officeooo:paragraph-rsid="00b5addc"/>
    </style:style>
    <style:style style:name="P15" style:family="paragraph" style:parent-style-name="Text_20_body">
      <style:paragraph-properties fo:text-align="justify" style:justify-single-word="false"/>
      <style:text-properties officeooo:rsid="00b7a91f" officeooo:paragraph-rsid="00b5addc"/>
    </style:style>
    <style:style style:name="P16" style:family="paragraph" style:parent-style-name="Text_20_body">
      <style:paragraph-properties fo:text-align="justify" style:justify-single-word="false"/>
      <style:text-properties officeooo:rsid="00b8bdc8" officeooo:paragraph-rsid="00b8bdc8"/>
    </style:style>
    <style:style style:name="P17" style:family="paragraph" style:parent-style-name="Text_20_body">
      <style:paragraph-properties fo:text-align="justify" style:justify-single-word="false"/>
      <style:text-properties officeooo:rsid="00b8dad3" officeooo:paragraph-rsid="00b8dad3"/>
    </style:style>
    <style:style style:name="T1" style:family="text">
      <style:text-properties fo:color="#dcdcaa" loext:opacity="100%"/>
    </style:style>
    <style:style style:name="T2" style:family="text">
      <style:text-properties fo:color="#dcdcaa" loext:opacity="100%" style:font-name="Consolas2" fo:font-size="10.5pt" fo:font-weight="normal"/>
    </style:style>
    <style:style style:name="T3" style:family="text">
      <style:text-properties fo:color="#dcdcaa" loext:opacity="100%" style:font-name="Consolas2" fo:font-size="10.5pt" fo:font-weight="normal" fo:background-color="#1f1f1f" loext:char-shading-value="0"/>
    </style:style>
    <style:style style:name="T4" style:family="text">
      <style:text-properties fo:color="#ce9178" loext:opacity="100%"/>
    </style:style>
    <style:style style:name="T5" style:family="text">
      <style:text-properties fo:color="#ce9178" loext:opacity="100%" style:font-name="Consolas2" fo:font-size="10.5pt" fo:font-weight="normal"/>
    </style:style>
    <style:style style:name="T6" style:family="text">
      <style:text-properties fo:color="#ce9178" loext:opacity="100%" style:font-name="Consolas2" fo:font-size="10.5pt" fo:font-weight="normal" fo:background-color="#1f1f1f" loext:char-shading-value="0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style:font-name="Consolas2" fo:font-size="10.5pt" fo:font-weight="normal"/>
    </style:style>
    <style:style style:name="T9" style:family="text">
      <style:text-properties fo:color="#569cd6" loext:opacity="100%" style:font-name="Consolas2" fo:font-size="10.5pt" fo:font-weight="normal" fo:background-color="#1f1f1f" loext:char-shading-value="0"/>
    </style:style>
    <style:style style:name="T10" style:family="text">
      <style:text-properties style:font-name="Consolas2" fo:font-size="10.5pt" fo:font-weight="normal"/>
    </style:style>
    <style:style style:name="T11" style:family="text">
      <style:text-properties fo:color="#6a9955" loext:opacity="100%" style:font-name="Consolas2" fo:font-size="10.5pt" fo:font-weight="normal"/>
    </style:style>
    <style:style style:name="T12" style:family="text">
      <style:text-properties fo:color="#4fc1ff" loext:opacity="100%" style:font-name="Consolas2" fo:font-size="10.5pt" fo:font-weight="normal"/>
    </style:style>
    <style:style style:name="T13" style:family="text">
      <style:text-properties fo:color="#d4d4d4" loext:opacity="100%" style:font-name="Consolas2" fo:font-size="10.5pt" fo:font-weight="normal"/>
    </style:style>
    <style:style style:name="T14" style:family="text">
      <style:text-properties fo:color="#4ec9b0" loext:opacity="100%"/>
    </style:style>
    <style:style style:name="T15" style:family="text">
      <style:text-properties fo:color="#4ec9b0" loext:opacity="100%" style:font-name="Consolas2" fo:font-size="10.5pt" fo:font-weight="normal"/>
    </style:style>
    <style:style style:name="T16" style:family="text">
      <style:text-properties fo:color="#b5cea8" loext:opacity="100%" style:font-name="Consolas2" fo:font-size="10.5pt" fo:font-weight="normal"/>
    </style:style>
    <style:style style:name="T17" style:family="text">
      <style:text-properties fo:color="#9cdcfe" loext:opacity="100%" style:font-name="Consolas2" fo:font-size="10.5pt" fo:font-weight="normal"/>
    </style:style>
    <style:style style:name="T18" style:family="text">
      <style:text-properties fo:color="#c586c0" loext:opacity="100%" style:font-name="Consolas2" fo:font-size="10.5pt" fo:font-weight="normal"/>
    </style:style>
    <style:style style:name="T19" style:family="text">
      <style:text-properties fo:color="#808080" loext:opacity="100%" style:font-name="Consolas2" fo:font-size="10.5pt" fo:font-weight="normal"/>
    </style:style>
    <style:style style:name="T20" style:family="text">
      <style:text-properties fo:color="#cccccc" loext:opacity="100%" style:font-name="Consolas2" fo:font-size="10.5pt" fo:font-weight="normal" fo:background-color="#1f1f1f" loext:char-shading-value="0"/>
    </style:style>
    <style:style style:name="T21" style:family="text">
      <style:text-properties officeooo:rsid="00ab1405"/>
    </style:style>
    <style:style style:name="T22" style:family="text">
      <style:text-properties fo:color="#6b73e4" loext:opacity="100%" style:font-name="Consolas2" fo:font-size="10.5pt" fo:font-weight="normal"/>
    </style:style>
    <style:style style:name="T23" style:family="text">
      <style:text-properties fo:color="#308f3f" loext:opacity="100%" style:font-name="Consolas2" fo:font-size="10.5pt" fo:font-weight="normal"/>
    </style:style>
    <style:style style:name="T24" style:family="text">
      <style:text-properties officeooo:rsid="00b5ad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sting Components:</text:h>
      <text:p text:style-name="P4">* VIDEO 3: Testing para Models:</text:p>
      <text:p text:style-name="P4">-person.model.ts: Ver codigo</text:p>
      <text:p text:style-name="P5">* VIDEO 4: Creando un componente &amp; nativeElement:</text:p>
      <text:p text:style-name="P5">-person.component.spec.ts:</text:p>
      <text:p text:style-name="P5">+ fixture: es un ambientye para poder interactuar con ese componente, se utiliza para obtener la intancia de nuestro componente.</text:p>
      <text:p text:style-name="P5">+ .compileComponent: compila nuestro componente en nuestro modulo de pruebas.</text:p>
      <text:p text:style-name="P5">+ component = fixture.componentInstance: permite que a traves de component tengamos acceso a todos los elementos del componente</text:p>
      <text:p text:style-name="P5">** En los componentes debemos enfocar nuestras pruebas a el renderizado</text:p>
      <text:p text:style-name="Quotations">/* Test para verificar que la etiqueta &lt;p&gt; este renderizando el texto "Soy un parrafo"</text:p>
      <text:p text:style-name="Quotations"><text:s text:c="2"/><text:span text:style-name="T10">1.- obtenemos el elemento HTML.</text:span></text:p>
      <text:p text:style-name="Quotations"><text:s text:c="2"/><text:span text:style-name="T10">2.- de este elemento buscamos la etiqueta 'p'</text:span></text:p>
      <text:p text:style-name="Quotations"><text:s text:c="2"/><text:span text:style-name="T10">3.- verificamos que el contenido de esa etiqueta sea "Soy un parrafo" <text:s/>*/</text:span></text:p>
      <text:p text:style-name="Quotations"><text:s text:c="2"/><text:span text:style-name="T2">it</text:span><text:span text:style-name="T10">(</text:span><text:span text:style-name="T5">'should have &lt;p&gt; with "Soy un parrafo"'</text:span><text:span text:style-name="T10">, () </text:span><text:span text:style-name="T8">=&gt;</text:span><text:span text:style-name="T10"> {</text:span></text:p>
      <text:p text:style-name="Quotations"><text:s text:c="4"/><text:span text:style-name="T8">const</text:span><text:span text:style-name="T10"> </text:span><text:span text:style-name="T12">personElement</text:span><text:span text:style-name="T13">:</text:span><text:span text:style-name="T10"> </text:span><text:span text:style-name="T15">HTMLElem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nativeElement</text:span><text:span text:style-name="T10">; </text:span><text:span text:style-name="T11">// (1)</text:span></text:p>
      <text:p text:style-name="Quotations"><text:s text:c="4"/><text:span text:style-name="T8">const</text:span><text:span text:style-name="T10"> </text:span><text:span text:style-name="T12">p</text:span><text:span text:style-name="T10"> </text:span><text:span text:style-name="T13">=</text:span><text:span text:style-name="T10"> </text:span><text:span text:style-name="T12">personElement</text:span><text:span text:style-name="T10">.</text:span><text:span text:style-name="T2">querySelector</text:span><text:span text:style-name="T10">(</text:span><text:span text:style-name="T5">'p'</text:span><text:span text:style-name="T10">);</text:span><text:span text:style-name="T11">// (2)</text:span></text:p>
      <text:p text:style-name="Quotations"><text:s text:c="4"/><text:span text:style-name="T2">expect</text:span><text:span text:style-name="T10">(</text:span><text:span text:style-name="T12">p</text:span><text:span text:style-name="T10">?.</text:span><text:span text:style-name="T17">textContent</text:span><text:span text:style-name="T10">).</text:span><text:span text:style-name="T2">toEqual</text:span><text:span text:style-name="T10">(</text:span><text:span text:style-name="T5">'Soy un parrafo'</text:span><text:span text:style-name="T10">); </text:span><text:span text:style-name="T11">// (3)</text:span></text:p>
      <text:p text:style-name="Quotations"><text:s text:c="2"/><text:span text:style-name="T10">});</text:span></text:p>
      <text:p text:style-name="P5"/>
      <text:p text:style-name="P5">* VIDEO 5: DebugElement &amp; ByCss:</text:p>
      <text:p text:style-name="P5">- Angular puede correr en diferentes plataformas (Native Script, SSR. Etc.)</text:p>
      <text:p text:style-name="Text_20_body">- Test para cuando el render no se haga en un navegador.</text:p>
      <text:p text:style-name="Quotations">/* Usando Debug Element, para probar renderizado en otras plataformas que no sean navegadores</text:p>
      <text:p text:style-name="Quotations"><text:s text:c="2"/><text:span text:style-name="T10">4.- Obtenemos el elemento con debugElement <text:s/>*/</text:span></text:p>
      <text:p text:style-name="Quotations"><text:s text:c="2"/><text:span text:style-name="T2">it</text:span><text:span text:style-name="T10">(</text:span><text:span text:style-name="T5">'should have &lt;p&gt; with "Soy un parrafo" (Debug Element)'</text:span><text:span text:style-name="T10">, () </text:span><text:span text:style-name="T8">=&gt;</text:span><text:span text:style-name="T10"> {</text:span></text:p>
      <text:p text:style-name="Quotations"><text:s text:c="4"/><text:span text:style-name="T8">const</text:span><text:span text:style-name="T10"> </text:span><text:span text:style-name="T12">personDebug</text:span><text:span text:style-name="T13">:</text:span><text:span text:style-name="T10"> </text:span><text:span text:style-name="T15">DebugElem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; </text:span><text:span text:style-name="T11">// (4)</text:span></text:p>
      <text:p text:style-name="Quotations"><text:s text:c="4"/><text:span text:style-name="T8">const</text:span><text:span text:style-name="T10"> </text:span><text:span text:style-name="T12">personElement</text:span><text:span text:style-name="T13">:</text:span><text:span text:style-name="T10"> </text:span><text:span text:style-name="T15">HTMLElement</text:span><text:span text:style-name="T10"> </text:span><text:span text:style-name="T13">=</text:span><text:span text:style-name="T10"> </text:span><text:span text:style-name="T12">personDebug</text:span><text:span text:style-name="T10">.</text:span><text:span text:style-name="T17">nativeElement</text:span><text:span text:style-name="T10">; </text:span><text:span text:style-name="T11">// (1)</text:span></text:p>
      <text:p text:style-name="Quotations"><text:s text:c="4"/><text:span text:style-name="T8">const</text:span><text:span text:style-name="T10"> </text:span><text:span text:style-name="T12">p</text:span><text:span text:style-name="T10"> </text:span><text:span text:style-name="T13">=</text:span><text:span text:style-name="T10"> </text:span><text:span text:style-name="T12">personElement</text:span><text:span text:style-name="T10">.</text:span><text:span text:style-name="T2">querySelector</text:span><text:span text:style-name="T10">(</text:span><text:span text:style-name="T5">'p'</text:span><text:span text:style-name="T10">);</text:span><text:span text:style-name="T11">// (2)</text:span></text:p>
      <text:p text:style-name="Quotations"><text:s text:c="4"/><text:span text:style-name="T2">expect</text:span><text:span text:style-name="T10">(</text:span><text:span text:style-name="T12">p</text:span><text:span text:style-name="T10">?.</text:span><text:span text:style-name="T17">textContent</text:span><text:span text:style-name="T10">).</text:span><text:span text:style-name="T2">toEqual</text:span><text:span text:style-name="T10">(</text:span><text:span text:style-name="T5">'Soy un parrafo'</text:span><text:span text:style-name="T10">); </text:span><text:span text:style-name="T11">// (3)</text:span></text:p>
      <text:p text:style-name="Quotations"><text:s text:c="2"/><text:span text:style-name="T10">});</text:span></text:p>
      <text:p text:style-name="Quotations"><text:s text:c="2"/><text:span text:style-name="T10">/* Haciendo aún más agnostico nuestro codigo</text:span></text:p>
      <text:p text:style-name="Quotations"><text:s text:c="2"/><text:span text:style-name="T10">5.- para indicar que será con css <text:s/>*/</text:span></text:p>
      <text:p text:style-name="Quotations"><text:s text:c="2"/><text:span text:style-name="T3">it</text:span><text:span text:style-name="T20">(</text:span><text:span text:style-name="T6">'should have &lt;p&gt; with "Soy un parrafo" (Debug Element, By)'</text:span><text:span text:style-name="T20">, () </text:span><text:span text:style-name="T9">=&gt;</text:span><text:span text:style-name="T20"> {</text:span></text:p>
      <text:p text:style-name="Quotations"><text:s text:c="4"/><text:span text:style-name="T8">const</text:span><text:span text:style-name="T10"> </text:span><text:span text:style-name="T12">personDebug</text:span><text:span text:style-name="T13">:</text:span><text:span text:style-name="T10"> </text:span><text:span text:style-name="T15">DebugElem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; </text:span><text:span text:style-name="T11">// (4)</text:span></text:p>
      <text:p text:style-name="Quotations"><text:s text:c="4"/><text:span text:style-name="T8">const</text:span><text:span text:style-name="T10"> </text:span><text:span text:style-name="T12">pDebug</text:span><text:span text:style-name="T13">:</text:span><text:span text:style-name="T10"> </text:span><text:span text:style-name="T15">DebugElement</text:span><text:span text:style-name="T10"> </text:span><text:span text:style-name="T13">=</text:span><text:span text:style-name="T10"> </text:span><text:span text:style-name="T12">personDebug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p'</text:span><text:span text:style-name="T10">)); </text:span><text:span text:style-name="T11">// (5)</text:span></text:p>
      <text:p text:style-name="Quotations"><text:s text:c="4"/><text:span text:style-name="T8">const</text:span><text:span text:style-name="T10"> </text:span><text:span text:style-name="T12">pElement</text:span><text:span text:style-name="T13">:</text:span><text:span text:style-name="T10"> </text:span><text:span text:style-name="T15">HTMLElement</text:span><text:span text:style-name="T10"> </text:span><text:span text:style-name="T13">=</text:span><text:span text:style-name="T10"> </text:span><text:span text:style-name="T12">pDebug</text:span><text:span text:style-name="T10">.</text:span><text:span text:style-name="T17">nativeElement</text:span><text:span text:style-name="T10">; </text:span><text:span text:style-name="T11">// (1)</text:span></text:p>
      <text:p text:style-name="Quotations"><text:s text:c="4"/><text:span text:style-name="T2">expect</text:span><text:span text:style-name="T10">(</text:span><text:span text:style-name="T12">pElement</text:span><text:span text:style-name="T10">?.</text:span><text:span text:style-name="T17">textContent</text:span><text:span text:style-name="T10">).</text:span><text:span text:style-name="T2">toEqual</text:span><text:span text:style-name="T10">(</text:span><text:span text:style-name="T5">'Soy un parrafo'</text:span><text:span text:style-name="T10">); </text:span><text:span text:style-name="T11">// (3)</text:span></text:p>
      <text:p text:style-name="Quotations"><text:soft-page-break/><text:s text:c="2"/><text:span text:style-name="T10">});</text:span></text:p>
      <text:p text:style-name="Quotations"/>
      <text:p text:style-name="Text_20_body">** personDebug.query(By.css('p'), este <text:span text:style-name="T21">traería solo el primer elemento, queryAll, trae todos los elementos del componente que sean de esa etiqueta</text:span></text:p>
      <text:p text:style-name="P6">* VIDEO 6: Componentes con Inputs:</text:p>
      <text:p text:style-name="P6">- En ejecución Angular detecta los cambios automaticamente y de manera implicita, dentro de los testing no, esto debe hacerse de manera explicita.</text:p>
      <text:p text:style-name="Quotations">/* Test para @Input,</text:p>
      <text:p text:style-name="Quotations"><text:s text:c="2"/><text:span text:style-name="T10">1.- Se crea un objeto, que sera el sujeto de pruebas</text:span></text:p>
      <text:p text:style-name="Quotations"><text:s text:c="2"/><text:span text:style-name="T10">2.- Se detectan los cambios, en ejecución esto se hace de manera explicita, en test, no. Esto sobretodo para rendering */</text:span></text:p>
      <text:p text:style-name="Quotations"><text:s text:c="2"/><text:span text:style-name="T2">it</text:span><text:span text:style-name="T10">(</text:span><text:span text:style-name="T5">'should have &lt;h3&gt; with "Hola, {component.person.name}"'</text:span><text:span text:style-name="T10">, () </text:span><text:span text:style-name="T8">=&gt;</text:span><text:span text:style-name="T10"> {</text:span></text:p>
      <text:p text:style-name="Quotations"><text:s text:c="4"/><text:span text:style-name="T23">// Arrange</text:span></text:p>
      <text:p text:style-name="Quotations"><text:s text:c="4"/><text:span text:style-name="T17">component</text:span><text:span text:style-name="T10">.</text:span><text:span text:style-name="T17">person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Adrian'</text:span><text:span text:style-name="T10">, </text:span><text:span text:style-name="T5">'Silva'</text:span><text:span text:style-name="T10">, </text:span><text:span text:style-name="T16">37</text:span><text:span text:style-name="T10">, </text:span><text:span text:style-name="T16">85</text:span><text:span text:style-name="T10">, </text:span><text:span text:style-name="T16">1.72</text:span><text:span text:style-name="T10">); </text:span><text:span text:style-name="T23">// (1)</text:span></text:p>
      <text:p text:style-name="Quotations"><text:s text:c="4"/><text:span text:style-name="T8">const</text:span><text:span text:style-name="T10"> </text:span><text:span text:style-name="T12">expectMsg</text:span><text:span text:style-name="T10"> </text:span><text:span text:style-name="T13">=</text:span><text:span text:style-name="T10"> </text:span><text:span text:style-name="T5">`Hola, </text:span><text:span text:style-name="T8">${</text:span><text:span text:style-name="T17">component</text:span><text:span text:style-name="T13">.</text:span><text:span text:style-name="T17">person</text:span><text:span text:style-name="T13">.</text:span><text:span text:style-name="T17">name</text:span><text:span text:style-name="T8">}</text:span><text:span text:style-name="T5">`</text:span><text:span text:style-name="T10">;</text:span></text:p>
      <text:p text:style-name="Quotations"><text:s text:c="4"/><text:span text:style-name="T8">const</text:span><text:span text:style-name="T10"> </text:span><text:span text:style-name="T12">personDebug</text:span><text:span text:style-name="T13">:</text:span><text:span text:style-name="T10"> </text:span><text:span text:style-name="T15">DebugElem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;</text:span></text:p>
      <text:p text:style-name="Quotations"><text:s text:c="4"/><text:span text:style-name="T8">const</text:span><text:span text:style-name="T10"> </text:span><text:span text:style-name="T12">h3Debug</text:span><text:span text:style-name="T13">:</text:span><text:span text:style-name="T10"> </text:span><text:span text:style-name="T15">DebugElement</text:span><text:span text:style-name="T10"> </text:span><text:span text:style-name="T13">=</text:span><text:span text:style-name="T10"> </text:span><text:span text:style-name="T12">personDebug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h3'</text:span><text:span text:style-name="T10">));</text:span></text:p>
      <text:p text:style-name="Quotations"><text:s text:c="4"/><text:span text:style-name="T8">const</text:span><text:span text:style-name="T10"> </text:span><text:span text:style-name="T12">h3Element</text:span><text:span text:style-name="T13">:</text:span><text:span text:style-name="T10"> </text:span><text:span text:style-name="T15">HTMLElement</text:span><text:span text:style-name="T10"> </text:span><text:span text:style-name="T13">=</text:span><text:span text:style-name="T10"> </text:span><text:span text:style-name="T12">h3Debug</text:span><text:span text:style-name="T10">.</text:span><text:span text:style-name="T17">nativeElement</text:span><text:span text:style-name="T10">;</text:span></text:p>
      <text:p text:style-name="Quotations"><text:s text:c="4"/><text:span text:style-name="T23">// Act</text:span></text:p>
      <text:p text:style-name="Quotations"><text:s text:c="4"/><text:span text:style-name="T17">fixture</text:span><text:span text:style-name="T10">.</text:span><text:span text:style-name="T2">detectChanges</text:span><text:span text:style-name="T10">(); </text:span><text:span text:style-name="T23">// (2)</text:span></text:p>
      <text:p text:style-name="Quotations"><text:s text:c="4"/><text:span text:style-name="T23">// Assert</text:span></text:p>
      <text:p text:style-name="Quotations"><text:s text:c="4"/><text:span text:style-name="T2">expect</text:span><text:span text:style-name="T10">(</text:span><text:span text:style-name="T12">h3Element</text:span><text:span text:style-name="T10">?.</text:span><text:span text:style-name="T17">textContent</text:span><text:span text:style-name="T10">).</text:span><text:span text:style-name="T2">toEqual</text:span><text:span text:style-name="T10">(</text:span><text:span text:style-name="T12">expectMsg</text:span><text:span text:style-name="T10">);</text:span></text:p>
      <text:p text:style-name="Quotations"><text:s text:c="2"/><text:span text:style-name="T10">});</text:span></text:p>
      <text:p text:style-name="P7"/>
      <text:p text:style-name="P7">* VIDEO 7: Test para Click:</text:p>
      <text:p text:style-name="Quotations"><text:s/><text:span text:style-name="T22">/* BTN-IMC TEST ################################################# */</text:span></text:p>
      <text:p text:style-name="Quotations"><text:s text:c="2"/><text:span text:style-name="T2">it</text:span><text:span text:style-name="T10">(</text:span><text:span text:style-name="T5">'should display IMC text´s in button, when call function'</text:span><text:span text:style-name="T10">, () </text:span><text:span text:style-name="T8">=&gt;</text:span><text:span text:style-name="T10"> {</text:span></text:p>
      <text:p text:style-name="Quotations"><text:s text:c="4"/><text:span text:style-name="T23">// Arrange</text:span></text:p>
      <text:p text:style-name="Quotations"><text:s text:c="4"/><text:span text:style-name="T8">const</text:span><text:span text:style-name="T10"> </text:span><text:span text:style-name="T12">expectMsg</text:span><text:span text:style-name="T10"> </text:span><text:span text:style-name="T13">=</text:span><text:span text:style-name="T10"> </text:span><text:span text:style-name="T5">'overweight 3'</text:span><text:span text:style-name="T10">;</text:span></text:p>
      <text:p text:style-name="Quotations"><text:s text:c="4"/><text:span text:style-name="T17">component</text:span><text:span text:style-name="T10">.</text:span><text:span text:style-name="T17">person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Lila'</text:span><text:span text:style-name="T10">, </text:span><text:span text:style-name="T5">'Rojas'</text:span><text:span text:style-name="T10">, </text:span><text:span text:style-name="T16">70</text:span><text:span text:style-name="T10">, </text:span><text:span text:style-name="T16">120</text:span><text:span text:style-name="T10">, </text:span><text:span text:style-name="T16">1.65</text:span><text:span text:style-name="T10">);</text:span></text:p>
      <text:p text:style-name="Quotations"><text:s text:c="4"/><text:span text:style-name="T8">const</text:span><text:span text:style-name="T10"> </text:span><text:span text:style-name="T12">button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/text:p>
      <text:p text:style-name="Quotations"><text:s text:c="6"/><text:span text:style-name="T15">By</text:span><text:span text:style-name="T10">.</text:span><text:span text:style-name="T2">css</text:span><text:span text:style-name="T10">(</text:span><text:span text:style-name="T5">'button.btn-imc'</text:span><text:span text:style-name="T10">)</text:span></text:p>
      <text:p text:style-name="Quotations"><text:s text:c="4"/><text:span text:style-name="T10">).</text:span><text:span text:style-name="T17">nativeElement</text:span><text:span text:style-name="T10">;</text:span></text:p>
      <text:p text:style-name="Quotations"><text:s text:c="4"/><text:span text:style-name="T23">// Act</text:span></text:p>
      <text:p text:style-name="Quotations"><text:s text:c="4"/><text:span text:style-name="T17">component</text:span><text:span text:style-name="T10">.</text:span><text:span text:style-name="T2">calcIMC</text:span><text:span text:style-name="T10">();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4"/><text:span text:style-name="T23">// Assert</text:span></text:p>
      <text:p text:style-name="Quotations"><text:s text:c="4"/><text:span text:style-name="T2">expect</text:span><text:span text:style-name="T10">(</text:span><text:span text:style-name="T12">button</text:span><text:span text:style-name="T10">.</text:span><text:span text:style-name="T17">textContent</text:span><text:span text:style-name="T10">).</text:span><text:span text:style-name="T2">toContain</text:span><text:span text:style-name="T10">(</text:span><text:span text:style-name="T12">expectMsg</text:span><text:span text:style-name="T10">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2">/* 1.- Emulamos hacer click en el boton */</text:span></text:p>
      <text:p text:style-name="Quotations"><text:s text:c="2"/><text:span text:style-name="T2">it</text:span><text:span text:style-name="T10">(</text:span><text:span text:style-name="T5">'should display IMC text´s in button, when click it'</text:span><text:span text:style-name="T10">, () </text:span><text:span text:style-name="T8">=&gt;</text:span><text:span text:style-name="T10"> {</text:span></text:p>
      <text:p text:style-name="Quotations"><text:s text:c="4"/><text:span text:style-name="T23">// Arrange</text:span></text:p>
      <text:p text:style-name="Quotations"><text:s text:c="4"/><text:span text:style-name="T8">const</text:span><text:span text:style-name="T10"> </text:span><text:span text:style-name="T12">expectMsg</text:span><text:span text:style-name="T10"> </text:span><text:span text:style-name="T13">=</text:span><text:span text:style-name="T10"> </text:span><text:span text:style-name="T5">'overweight 3'</text:span><text:span text:style-name="T10">;</text:span></text:p>
      <text:p text:style-name="Quotations"><text:s text:c="4"/><text:span text:style-name="T17">component</text:span><text:span text:style-name="T10">.</text:span><text:span text:style-name="T17">person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Lila'</text:span><text:span text:style-name="T10">, </text:span><text:span text:style-name="T5">'Rojas'</text:span><text:span text:style-name="T10">, </text:span><text:span text:style-name="T16">70</text:span><text:span text:style-name="T10">, </text:span><text:span text:style-name="T16">120</text:span><text:span text:style-name="T10">, </text:span><text:span text:style-name="T16">1.65</text:span><text:span text:style-name="T10">);</text:span></text:p>
      <text:p text:style-name="Quotations"><text:s text:c="4"/><text:span text:style-name="T8">const</text:span><text:span text:style-name="T10"> </text:span><text:span text:style-name="T12">buttonDeb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button.btn-imc'</text:span><text:span text:style-name="T10">));</text:span></text:p>
      <text:p text:style-name="Quotations"><text:s text:c="4"/><text:span text:style-name="T8">const</text:span><text:span text:style-name="T10"> </text:span><text:span text:style-name="T12">buttonEle</text:span><text:span text:style-name="T10"> </text:span><text:span text:style-name="T13">=</text:span><text:span text:style-name="T10"> </text:span><text:span text:style-name="T12">buttonDeb</text:span><text:span text:style-name="T10">.</text:span><text:span text:style-name="T17">nativeElement</text:span><text:span text:style-name="T10">;</text:span></text:p>
      <text:p text:style-name="Quotations"><text:s text:c="4"/><text:span text:style-name="T23">// Act</text:span></text:p>
      <text:p text:style-name="Quotations"><text:soft-page-break/><text:s text:c="4"/><text:span text:style-name="T12">buttonDeb</text:span><text:span text:style-name="T10">.</text:span><text:span text:style-name="T2">triggerEventHandler</text:span><text:span text:style-name="T10">(</text:span><text:span text:style-name="T5">'click'</text:span><text:span text:style-name="T10">, </text:span><text:span text:style-name="T8">null</text:span><text:span text:style-name="T10">);</text:span><text:span text:style-name="T23">// (1)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4"/><text:span text:style-name="T23">// Assert</text:span></text:p>
      <text:p text:style-name="Quotations"><text:s text:c="4"/><text:span text:style-name="T2">expect</text:span><text:span text:style-name="T10">(</text:span><text:span text:style-name="T12">buttonEle</text:span><text:span text:style-name="T10">.</text:span><text:span text:style-name="T17">textContent</text:span><text:span text:style-name="T10">).</text:span><text:span text:style-name="T2">toContain</text:span><text:span text:style-name="T10">(</text:span><text:span text:style-name="T12">expectMsg</text:span><text:span text:style-name="T10">);</text:span></text:p>
      <text:p text:style-name="Quotations"><text:s text:c="2"/><text:span text:style-name="T10">});</text:span></text:p>
      <text:p text:style-name="P6"/>
      <text:p text:style-name="P8">* Video 8: Test para @Outputs</text:p>
      <text:p text:style-name="Quotations"><text:s/><text:span text:style-name="T2">describe</text:span><text:span text:style-name="T10">(</text:span><text:span text:style-name="T5">'btn-choose Test click() @Output'</text:span><text:span text:style-name="T10">, () </text:span><text:span text:style-name="T8">=&gt;</text:span><text:span text:style-name="T10"> {</text:span></text:p>
      <text:p text:style-name="Quotations"><text:s text:c="4"/><text:span text:style-name="T22">/* (1) El @Output se comporta como un Observable por lo que se puede testear como tal */</text:span></text:p>
      <text:p text:style-name="Quotations"><text:s text:c="4"/><text:span text:style-name="T2">it</text:span><text:span text:style-name="T10">(</text:span><text:span text:style-name="T5">'should raise selected event when click "Choose" button (@Output)'</text:span><text:span text:style-name="T10">, () </text:span><text:span text:style-name="T8">=&gt;</text:span><text:span text:style-name="T10"> {</text:span></text:p>
      <text:p text:style-name="Quotations"><text:s text:c="6"/><text:span text:style-name="T11">// Arrange</text:span></text:p>
      <text:p text:style-name="Quotations"><text:s text:c="6"/><text:span text:style-name="T8">const</text:span><text:span text:style-name="T10"> </text:span><text:span text:style-name="T12">expectPerson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Lila'</text:span><text:span text:style-name="T10">, </text:span><text:span text:style-name="T5">'Rojas'</text:span><text:span text:style-name="T10">, </text:span><text:span text:style-name="T16">70</text:span><text:span text:style-name="T10">, </text:span><text:span text:style-name="T16">120</text:span><text:span text:style-name="T10">, </text:span><text:span text:style-name="T16">1.65</text:span><text:span text:style-name="T10">);</text:span></text:p>
      <text:p text:style-name="Quotations"><text:s text:c="6"/><text:span text:style-name="T17">component</text:span><text:span text:style-name="T10">.</text:span><text:span text:style-name="T17">person</text:span><text:span text:style-name="T10"> </text:span><text:span text:style-name="T13">=</text:span><text:span text:style-name="T10"> </text:span><text:span text:style-name="T12">expectPerson</text:span><text:span text:style-name="T10">;</text:span></text:p>
      <text:p text:style-name="Quotations"><text:s text:c="6"/><text:span text:style-name="T8">const</text:span><text:span text:style-name="T10"> </text:span><text:span text:style-name="T12">buttonDeb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button.btn-choose'</text:span><text:span text:style-name="T10">));</text:span></text:p>
      <text:p text:style-name="Quotations"><text:s text:c="6"/><text:span text:style-name="T8">let</text:span><text:span text:style-name="T10"> </text:span><text:span text:style-name="T17">selectedPerson</text:span><text:span text:style-name="T13">:</text:span><text:span text:style-name="T10"> </text:span><text:span text:style-name="T15">Person</text:span><text:span text:style-name="T10"> </text:span><text:span text:style-name="T13">|</text:span><text:span text:style-name="T10"> </text:span><text:span text:style-name="T15">undefined</text:span><text:span text:style-name="T10">;</text:span></text:p>
      <text:p text:style-name="Quotations"><text:s text:c="6"/><text:span text:style-name="T11">// Act</text:span></text:p>
      <text:p text:style-name="Quotations"><text:s text:c="6"/><text:span text:style-name="T17">component</text:span><text:span text:style-name="T10">.</text:span><text:span text:style-name="T15">onSelected</text:span><text:span text:style-name="T10">.</text:span><text:span text:style-name="T2">subscribe</text:span><text:span text:style-name="T10">((</text:span><text:span text:style-name="T17">person</text:span><text:span text:style-name="T10">) </text:span><text:span text:style-name="T8">=&gt;</text:span><text:span text:style-name="T10"> {</text:span><text:span text:style-name="T11">// (1)</text:span></text:p>
      <text:p text:style-name="Quotations"><text:s text:c="8"/><text:span text:style-name="T17">selectedPerson</text:span><text:span text:style-name="T10"> </text:span><text:span text:style-name="T13">=</text:span><text:span text:style-name="T10"> </text:span><text:span text:style-name="T17">person</text:span><text:span text:style-name="T10">;</text:span></text:p>
      <text:p text:style-name="Quotations"><text:s text:c="6"/><text:span text:style-name="T10">});</text:span></text:p>
      <text:p text:style-name="Quotations"><text:s text:c="6"/><text:span text:style-name="T12">buttonDeb</text:span><text:span text:style-name="T10">.</text:span><text:span text:style-name="T2">triggerEventHandler</text:span><text:span text:style-name="T10">(</text:span><text:span text:style-name="T5">'click'</text:span><text:span text:style-name="T10">, </text:span><text:span text:style-name="T8">null</text:span><text:span text:style-name="T10">);</text:span></text:p>
      <text:p text:style-name="Quotations"><text:s text:c="6"/><text:span text:style-name="T17">fixture</text:span><text:span text:style-name="T10">.</text:span><text:span text:style-name="T2">detectChanges</text:span><text:span text:style-name="T10">();</text:span></text:p>
      <text:p text:style-name="Quotations"><text:s text:c="6"/><text:span text:style-name="T11">// Assert</text:span></text:p>
      <text:p text:style-name="Quotations"><text:s text:c="6"/><text:span text:style-name="T2">expect</text:span><text:span text:style-name="T10">(</text:span><text:span text:style-name="T17">selectedPerson</text:span><text:span text:style-name="T10">).</text:span><text:span text:style-name="T2">toEqual</text:span><text:span text:style-name="T10">(</text:span><text:span text:style-name="T12">expectPerson</text:span><text:span text:style-name="T10">);</text:span></text:p>
      <text:p text:style-name="Quotations"><text:s text:c="4"/><text:span text:style-name="T10">});</text:span></text:p>
      <text:p text:style-name="Quotations"><text:s text:c="2"/><text:span text:style-name="T10">});</text:span></text:p>
      <text:p text:style-name="P8"/>
      <text:p text:style-name="P9">* Video 9: Pruebas Aisladas para componentes:</text:p>
      <text:p text:style-name="P9">- es muy util para componentes que poseen varios input y outputs</text:p>
      <text:p text:style-name="P9">- sirve para prober ese componente chiquito y ver como responde hacia cualquier componente que hace render de él.</text:p>
      <text:p text:style-name="Quotations">/* TEST AISLADO COMPONENTE CREADO EN EJECUCIÓN ########################################################*/</text:p>
      <text:p text:style-name="Quotations"/>
      <text:p text:style-name="Quotations">@<text:span text:style-name="T14">Component</text:span>({</text:p>
      <text:p text:style-name="Quotations"><text:s text:c="2"/><text:span text:style-name="T17">template:</text:span><text:span text:style-name="T10"> </text:span><text:span text:style-name="T5">`</text:span><text:span text:style-name="T19">&lt;</text:span><text:span text:style-name="T8">app-person</text:span><text:span text:style-name="T10"> </text:span><text:span text:style-name="T17">[person]</text:span><text:span text:style-name="T10"> = </text:span><text:span text:style-name="T5">"personHost"</text:span><text:span text:style-name="T10"> </text:span><text:span text:style-name="T17">(onSelected)</text:span><text:span text:style-name="T10">=</text:span><text:span text:style-name="T5">"</text:span><text:span text:style-name="T2">onSelectedHost</text:span><text:span text:style-name="T10">(</text:span><text:span text:style-name="T17">$event</text:span><text:span text:style-name="T10">)</text:span><text:span text:style-name="T5">"</text:span><text:span text:style-name="T19">&gt;&lt;/</text:span><text:span text:style-name="T8">app-person</text:span><text:span text:style-name="T19">&gt;</text:span><text:span text:style-name="T5">`</text:span></text:p>
      <text:p text:style-name="Quotations">})</text:p>
      <text:p text:style-name="Quotations"><text:span text:style-name="T7">class</text:span> <text:span text:style-name="T14">HostComponent</text:span> {</text:p>
      <text:p text:style-name="Quotations"><text:s text:c="2"/><text:span text:style-name="T17">personHost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Adriel'</text:span><text:span text:style-name="T10">,</text:span><text:span text:style-name="T5">'Silva'</text:span><text:span text:style-name="T10">, </text:span><text:span text:style-name="T16">11</text:span><text:span text:style-name="T10">, </text:span><text:span text:style-name="T16">30</text:span><text:span text:style-name="T10">, </text:span><text:span text:style-name="T16">1.5</text:span><text:span text:style-name="T10">);</text:span></text:p>
      <text:p text:style-name="Quotations"><text:s text:c="2"/><text:span text:style-name="T17">selectedPerson</text:span><text:span text:style-name="T13">:</text:span><text:span text:style-name="T10"> </text:span><text:span text:style-name="T15">Person</text:span><text:span text:style-name="T10"> </text:span><text:span text:style-name="T13">|</text:span><text:span text:style-name="T10"> </text:span><text:span text:style-name="T15">undefined</text:span><text:span text:style-name="T10">;</text:span></text:p>
      <text:p text:style-name="Quotations"/>
      <text:p text:style-name="Quotations"><text:s text:c="2"/><text:span text:style-name="T2">onSelectedHost</text:span><text:span text:style-name="T10">(</text:span><text:span text:style-name="T17">person</text:span><text:span text:style-name="T13">:</text:span><text:span text:style-name="T10"> </text:span><text:span text:style-name="T15">Person</text:span><text:span text:style-name="T10">){</text:span></text:p>
      <text:p text:style-name="Quotations"><text:s text:c="4"/><text:span text:style-name="T8">this</text:span><text:span text:style-name="T10">.</text:span><text:span text:style-name="T17">selectedPerson</text:span><text:span text:style-name="T10"> </text:span><text:span text:style-name="T13">=</text:span><text:span text:style-name="T10"> </text:span><text:span text:style-name="T17">person</text:span><text:span text:style-name="T10">;</text:span></text:p>
      <text:p text:style-name="Quotations"><text:s text:c="2"/><text:span text:style-name="T10">}</text:span></text:p>
      <text:p text:style-name="Quotations">}</text:p>
      <text:p text:style-name="Quotations"/>
      <text:p text:style-name="Quotations"><text:span text:style-name="T1">fdescribe</text:span>(<text:span text:style-name="T4">'PersonComponent from HostComponent Test´s'</text:span>, () <text:span text:style-name="T7">=&gt;</text:span> {</text:p>
      <text:p text:style-name="Quotations"><text:soft-page-break/><text:s text:c="2"/><text:span text:style-name="T8">let</text:span><text:span text:style-name="T10"> </text:span><text:span text:style-name="T17">component</text:span><text:span text:style-name="T13">:</text:span><text:span text:style-name="T10"> </text:span><text:span text:style-name="T15">HostComponent</text:span><text:span text:style-name="T10">;</text:span></text:p>
      <text:p text:style-name="Quotations"><text:s text:c="2"/><text:span text:style-name="T8">let</text:span><text:span text:style-name="T10"> </text:span><text:span text:style-name="T17">fixture</text:span><text:span text:style-name="T13">:</text:span><text:span text:style-name="T10"> </text:span><text:span text:style-name="T15">ComponentFixture</text:span><text:span text:style-name="T10">&lt;</text:span><text:span text:style-name="T15">HostComponent</text:span><text:span text:style-name="T10">&gt;;</text:span></text:p>
      <text:p text:style-name="Quotations"/>
      <text:p text:style-name="Quotations"><text:s text:c="2"/><text:span text:style-name="T2">beforeEach</text:span><text:span text:style-name="T10">(</text:span><text:span text:style-name="T8">async</text:span><text:span text:style-name="T10"> () </text:span><text:span text:style-name="T8">=&gt;</text:span><text:span text:style-name="T10"> {</text:span></text:p>
      <text:p text:style-name="Quotations"><text:s text:c="4"/><text:span text:style-name="T18">await</text:span><text:span text:style-name="T10"> </text:span><text:span text:style-name="T15">TestBed</text:span><text:span text:style-name="T10">.</text:span><text:span text:style-name="T2">configureTestingModule</text:span><text:span text:style-name="T10">({</text:span></text:p>
      <text:p text:style-name="Quotations"><text:s text:c="6"/><text:span text:style-name="T17">declarations:</text:span><text:span text:style-name="T10"> [</text:span><text:span text:style-name="T15">HostComponent</text:span><text:span text:style-name="T10">, </text:span><text:span text:style-name="T15">PersonComponent</text:span><text:span text:style-name="T10">],</text:span></text:p>
      <text:p text:style-name="Quotations"><text:s text:c="4"/><text:span text:style-name="T10">}).</text:span><text:span text:style-name="T2">compileComponents</text:span><text:span text:style-name="T10">(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">beforeEach</text:span><text:span text:style-name="T10">(() </text:span><text:span text:style-name="T8">=&gt;</text:span><text:span text:style-name="T10"> {</text:span></text:p>
      <text:p text:style-name="Quotations"><text:s text:c="4"/><text:span text:style-name="T17">fixture</text:span><text:span text:style-name="T10"> </text:span><text:span text:style-name="T13">=</text:span><text:span text:style-name="T10"> </text:span><text:span text:style-name="T15">TestBed</text:span><text:span text:style-name="T10">.</text:span><text:span text:style-name="T2">createComponent</text:span><text:span text:style-name="T10">(</text:span><text:span text:style-name="T15">HostComponent</text:span><text:span text:style-name="T10">);</text:span></text:p>
      <text:p text:style-name="Quotations"><text:s text:c="4"/><text:span text:style-name="T17">compon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componentInstance</text:span><text:span text:style-name="T10">;</text:span></text:p>
      <text:p text:style-name="Quotations"><text:s text:c="4"/><text:span text:style-name="T17">component</text:span><text:span text:style-name="T10">.</text:span><text:span text:style-name="T17">personHost</text:span><text:span text:style-name="T10"> </text:span><text:span text:style-name="T13">=</text:span><text:span text:style-name="T10"> </text:span><text:span text:style-name="T8">new</text:span><text:span text:style-name="T10"> </text:span><text:span text:style-name="T15">Person</text:span><text:span text:style-name="T10">(</text:span><text:span text:style-name="T5">'Ninguno'</text:span><text:span text:style-name="T10">, </text:span><text:span text:style-name="T5">'Nada'</text:span><text:span text:style-name="T10">, </text:span><text:span text:style-name="T16">37</text:span><text:span text:style-name="T10">, </text:span><text:span text:style-name="T16">85</text:span><text:span text:style-name="T10">, </text:span><text:span text:style-name="T16">1.72</text:span><text:span text:style-name="T10">);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">it</text:span><text:span text:style-name="T10">(</text:span><text:span text:style-name="T5">'should create'</text:span><text:span text:style-name="T10">, () </text:span><text:span text:style-name="T8">=&gt;</text:span><text:span text:style-name="T10"> {</text:span></text:p>
      <text:p text:style-name="Quotations"><text:s text:c="4"/><text:span text:style-name="T2">expect</text:span><text:span text:style-name="T10">(</text:span><text:span text:style-name="T17">component</text:span><text:span text:style-name="T10">).</text:span><text:span text:style-name="T2">toBeTruthy</text:span><text:span text:style-name="T10">(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2">/* Deberia mostrar el nombre de la persona que que se le esta enviando, comparandolo</text:span></text:p>
      <text:p text:style-name="Quotations"><text:s text:c="2"/><text:span text:style-name="T22">con el que se muestra en el h3 de app-person</text:span></text:p>
      <text:p text:style-name="P3"><text:s text:c="2"/>(1) Obtenemos lo que contiene el h3 de app-person */</text:p>
      <text:p text:style-name="Quotations"><text:s text:c="2"/><text:span text:style-name="T2">it</text:span><text:span text:style-name="T10">(</text:span><text:span text:style-name="T5">'should display person name'</text:span><text:span text:style-name="T10">, () </text:span><text:span text:style-name="T8">=&gt;</text:span><text:span text:style-name="T10"> {</text:span></text:p>
      <text:p text:style-name="Quotations"><text:s text:c="4"/><text:span text:style-name="T11">// Arrange</text:span></text:p>
      <text:p text:style-name="Quotations"><text:s text:c="4"/><text:span text:style-name="T8">const</text:span><text:span text:style-name="T10"> </text:span><text:span text:style-name="T12">expectedName</text:span><text:span text:style-name="T10"> </text:span><text:span text:style-name="T13">=</text:span><text:span text:style-name="T10"> </text:span><text:span text:style-name="T17">component</text:span><text:span text:style-name="T10">.</text:span><text:span text:style-name="T17">personHost</text:span><text:span text:style-name="T10">.</text:span><text:span text:style-name="T17">name</text:span><text:span text:style-name="T10">;</text:span></text:p>
      <text:p text:style-name="Quotations"><text:s text:c="4"/><text:span text:style-name="T8">const</text:span><text:span text:style-name="T10"> </text:span><text:span text:style-name="T12">h3Deb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app-person h3'</text:span><text:span text:style-name="T10">));</text:span><text:span text:style-name="T11">//(1)</text:span></text:p>
      <text:p text:style-name="Quotations"><text:s text:c="4"/><text:span text:style-name="T8">const</text:span><text:span text:style-name="T10"> </text:span><text:span text:style-name="T12">h3Ele</text:span><text:span text:style-name="T10"> </text:span><text:span text:style-name="T13">=</text:span><text:span text:style-name="T10"> </text:span><text:span text:style-name="T12">h3Deb</text:span><text:span text:style-name="T10">.</text:span><text:span text:style-name="T17">nativeElement</text:span><text:span text:style-name="T10">;</text:span></text:p>
      <text:p text:style-name="Quotations"><text:s text:c="4"/><text:span text:style-name="T11">// Act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4"/><text:span text:style-name="T11">// Assert</text:span></text:p>
      <text:p text:style-name="Quotations"><text:s text:c="4"/><text:span text:style-name="T2">expect</text:span><text:span text:style-name="T10">(</text:span><text:span text:style-name="T12">h3Ele</text:span><text:span text:style-name="T10">.</text:span><text:span text:style-name="T17">textContent</text:span><text:span text:style-name="T10">).</text:span><text:span text:style-name="T2">toContain</text:span><text:span text:style-name="T10">(</text:span><text:span text:style-name="T12">expectedName</text:span><text:span text:style-name="T10">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2">/* Deberia igualar al selectedPerson con personHost, al hacer click en el boton que tiene app-person,</text:span></text:p>
      <text:p text:style-name="Quotations"><text:s text:c="2"/><text:span text:style-name="T22">ya que este tienen un evento click que hace esto</text:span></text:p>
      <text:p text:style-name="P3"><text:s text:c="2"/>(1) Hacemos click al .btn-choose de app-person */</text:p>
      <text:p text:style-name="Quotations"><text:s text:c="2"/><text:span text:style-name="T2">it</text:span><text:span text:style-name="T10">(</text:span><text:span text:style-name="T5">'should raise selected event when clicked btn-choose of app-person'</text:span><text:span text:style-name="T10">, () </text:span><text:span text:style-name="T8">=&gt;</text:span><text:span text:style-name="T10"> {</text:span></text:p>
      <text:p text:style-name="Quotations"><text:s text:c="4"/><text:span text:style-name="T11">// Arrange</text:span></text:p>
      <text:p text:style-name="Quotations"><text:s text:c="4"/><text:span text:style-name="T8">const</text:span><text:span text:style-name="T10"> </text:span><text:span text:style-name="T12">buttonDeb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app-person .btn-choose'</text:span><text:span text:style-name="T10">));</text:span><text:span text:style-name="T11">//(1)</text:span></text:p>
      <text:p text:style-name="Quotations"><text:s text:c="4"/><text:span text:style-name="T11">// Act</text:span></text:p>
      <text:p text:style-name="Quotations"><text:s text:c="4"/><text:span text:style-name="T12">buttonDeb</text:span><text:span text:style-name="T10">.</text:span><text:span text:style-name="T2">triggerEventHandler</text:span><text:span text:style-name="T10">(</text:span><text:span text:style-name="T5">'click'</text:span><text:span text:style-name="T10">, </text:span><text:span text:style-name="T8">null</text:span><text:span text:style-name="T10">);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4"/><text:span text:style-name="T11">// Assert</text:span></text:p>
      <text:p text:style-name="Quotations"><text:s text:c="4"/><text:span text:style-name="T2">expect</text:span><text:span text:style-name="T10">(</text:span><text:span text:style-name="T17">component</text:span><text:span text:style-name="T10">.</text:span><text:span text:style-name="T17">selectedPerson</text:span><text:span text:style-name="T10">).</text:span><text:span text:style-name="T2">toEqual</text:span><text:span text:style-name="T10">(</text:span><text:span text:style-name="T17">component</text:span><text:span text:style-name="T10">.</text:span><text:span text:style-name="T17">personHost</text:span><text:span text:style-name="T10">);</text:span></text:p>
      <text:p text:style-name="Quotations"><text:s text:c="2"/><text:span text:style-name="T10">});</text:span></text:p>
      <text:p text:style-name="Quotations">});</text:p>
      <text:p text:style-name="P9"/>
      <text:p text:style-name="P2"/>
      <text:p text:style-name="P10"><text:soft-page-break/>VIDEO 13: Componentes con Dependencias:</text:p>
      <text:p text:style-name="P10">- Recordar que los servicios ya tienen sus propias pruebas.</text:p>
      <text:p text:style-name="P10">- realmente no deberiamos hacer tada la emulacion del service. Cuando hagamos la inyección del servicio haremos un mockind del service.</text:p>
      <text:p text:style-name="P10">** en el .detectChanges(), ya se ejecuta el ngOnInit</text:p>
      <text:p text:style-name="Quotations">/* Para estos test estaremos utilizando un Espia de productService:</text:p>
      <text:p text:style-name="Quotations">(1) Tipamos un SpyObj con los elementos de ValueService.</text:p>
      <text:p text:style-name="Quotations">(2) Creamos el spy: Espiamos el método getAll() del productService.</text:p>
      <text:p text:style-name="Quotations">(3) le indicamos que dentro en vez de utilizar la instancia de ProductService,</text:p>
      <text:p text:style-name="Quotations"><text:s text:c="4"/><text:span text:style-name="T10">utilice el spyGetAll.</text:span></text:p>
      <text:p text:style-name="Quotations">(4) Obtenemos la inyección de dependencias,( emulamos lo que se hace en el constructor)</text:p>
      <text:p text:style-name="Quotations">(5) Generamos el mock de productos</text:p>
      <text:p text:style-name="Quotations">(6) Emulamos la ejecución de getAll() y retornamos el mock como un Observable */</text:p>
      <text:p text:style-name="Quotations"><text:span text:style-name="T1">fdescribe</text:span>(<text:span text:style-name="T4">'ProductComponent'</text:span>, () <text:span text:style-name="T7">=&gt;</text:span> {</text:p>
      <text:p text:style-name="Quotations"><text:s text:c="2"/><text:span text:style-name="T8">let</text:span><text:span text:style-name="T10"> </text:span><text:span text:style-name="T17">component</text:span><text:span text:style-name="T13">:</text:span><text:span text:style-name="T10"> </text:span><text:span text:style-name="T15">ProductsComponent</text:span><text:span text:style-name="T10">;</text:span></text:p>
      <text:p text:style-name="Quotations"><text:s text:c="2"/><text:span text:style-name="T8">let</text:span><text:span text:style-name="T10"> </text:span><text:span text:style-name="T17">fixture</text:span><text:span text:style-name="T13">:</text:span><text:span text:style-name="T10"> </text:span><text:span text:style-name="T15">ComponentFixture</text:span><text:span text:style-name="T10">&lt;</text:span><text:span text:style-name="T15">ProductsComponent</text:span><text:span text:style-name="T10">&gt;;</text:span></text:p>
      <text:p text:style-name="Quotations"><text:s text:c="2"/><text:span text:style-name="T8">let</text:span><text:span text:style-name="T10"> </text:span><text:span text:style-name="T17">productServiceSpy</text:span><text:span text:style-name="T13">:</text:span><text:span text:style-name="T10"> </text:span><text:span text:style-name="T15">jasmine</text:span><text:span text:style-name="T10">.</text:span><text:span text:style-name="T15">SpyObj</text:span><text:span text:style-name="T10">&lt;</text:span><text:span text:style-name="T15">ProductService</text:span><text:span text:style-name="T10">&gt;; </text:span><text:span text:style-name="T11">//(1)</text:span></text:p>
      <text:p text:style-name="Quotations"/>
      <text:p text:style-name="Quotations"><text:s text:c="2"/><text:span text:style-name="T2">beforeEach</text:span><text:span text:style-name="T10">(() </text:span><text:span text:style-name="T8">=&gt;</text:span><text:span text:style-name="T10"> {</text:span></text:p>
      <text:p text:style-name="Quotations"><text:s text:c="4"/><text:span text:style-name="T8">const</text:span><text:span text:style-name="T10"> </text:span><text:span text:style-name="T12">spyGetAll</text:span><text:span text:style-name="T10"> </text:span><text:span text:style-name="T13">=</text:span><text:span text:style-name="T10"> </text:span><text:span text:style-name="T15">jasmine</text:span><text:span text:style-name="T10">.</text:span><text:span text:style-name="T2">createSpyObj</text:span><text:span text:style-name="T10">(</text:span><text:span text:style-name="T5">'ProductService'</text:span><text:span text:style-name="T10">, [</text:span><text:span text:style-name="T5">'getAll'</text:span><text:span text:style-name="T10">]);</text:span><text:span text:style-name="T11">// (2)</text:span></text:p>
      <text:p text:style-name="Quotations"/>
      <text:p text:style-name="Quotations"><text:s text:c="4"/><text:span text:style-name="T15">TestBed</text:span><text:span text:style-name="T10">.</text:span><text:span text:style-name="T2">configureTestingModule</text:span><text:span text:style-name="T10">({</text:span></text:p>
      <text:p text:style-name="Quotations"><text:s text:c="6"/><text:span text:style-name="T17">declarations:</text:span><text:span text:style-name="T10"> [</text:span><text:span text:style-name="T15">ProductsComponent</text:span><text:span text:style-name="T10">, </text:span><text:span text:style-name="T15">ProductComponent</text:span><text:span text:style-name="T10">],</text:span></text:p>
      <text:p text:style-name="Quotations"><text:s text:c="6"/><text:span text:style-name="T17">providers:</text:span><text:span text:style-name="T10"> [</text:span></text:p>
      <text:p text:style-name="Quotations"><text:s text:c="8"/><text:span text:style-name="T11">//</text:span></text:p>
      <text:p text:style-name="Quotations"><text:s text:c="8"/><text:span text:style-name="T10">{ </text:span><text:span text:style-name="T15">provide</text:span><text:span text:style-name="T17">:</text:span><text:span text:style-name="T10"> </text:span><text:span text:style-name="T15">ProductService</text:span><text:span text:style-name="T10">, </text:span><text:span text:style-name="T17">useValue:</text:span><text:span text:style-name="T10"> </text:span><text:span text:style-name="T12">spyGetAll</text:span><text:span text:style-name="T10"> } </text:span><text:span text:style-name="T11">// (3)</text:span></text:p>
      <text:p text:style-name="Quotations"><text:s text:c="6"/><text:span text:style-name="T10">],</text:span></text:p>
      <text:p text:style-name="Quotations"><text:s text:c="4"/><text:span text:style-name="T10">});</text:span></text:p>
      <text:p text:style-name="Quotations"><text:s text:c="4"/><text:span text:style-name="T17">fixture</text:span><text:span text:style-name="T10"> </text:span><text:span text:style-name="T13">=</text:span><text:span text:style-name="T10"> </text:span><text:span text:style-name="T15">TestBed</text:span><text:span text:style-name="T10">.</text:span><text:span text:style-name="T2">createComponent</text:span><text:span text:style-name="T10">(</text:span><text:span text:style-name="T15">ProductsComponent</text:span><text:span text:style-name="T10">);</text:span></text:p>
      <text:p text:style-name="Quotations"><text:s text:c="4"/><text:span text:style-name="T17">componen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componentInstance</text:span><text:span text:style-name="T10">;</text:span></text:p>
      <text:p text:style-name="Quotations"><text:s text:c="4"/><text:span text:style-name="T17">productServiceSpy</text:span><text:span text:style-name="T10"> </text:span><text:span text:style-name="T13">=</text:span><text:span text:style-name="T10"> </text:span><text:span text:style-name="T15">TestBed</text:span><text:span text:style-name="T10">.</text:span><text:span text:style-name="T2">inject</text:span><text:span text:style-name="T10">(</text:span><text:span text:style-name="T15">ProductService</text:span><text:span text:style-name="T10">) </text:span><text:span text:style-name="T18">as</text:span><text:span text:style-name="T10"> </text:span><text:span text:style-name="T15">jasmine</text:span><text:span text:style-name="T10">.</text:span><text:span text:style-name="T15">SpyObj</text:span><text:span text:style-name="T10">&lt;</text:span><text:span text:style-name="T15">ProductService</text:span><text:span text:style-name="T10">&gt;;</text:span><text:span text:style-name="T11">// (4)</text:span></text:p>
      <text:p text:style-name="Quotations"><text:s text:c="4"/><text:span text:style-name="T8">const</text:span><text:span text:style-name="T10"> </text:span><text:span text:style-name="T12">productsMock</text:span><text:span text:style-name="T10"> </text:span><text:span text:style-name="T13">=</text:span><text:span text:style-name="T10"> </text:span><text:span text:style-name="T2">generateManyProducts</text:span><text:span text:style-name="T10">(</text:span><text:span text:style-name="T16">3</text:span><text:span text:style-name="T10">);</text:span><text:span text:style-name="T11">// (5)</text:span></text:p>
      <text:p text:style-name="Quotations"><text:s text:c="4"/><text:span text:style-name="T17">productServiceSpy</text:span><text:span text:style-name="T10">.</text:span><text:span text:style-name="T2">getAll</text:span><text:span text:style-name="T10">.</text:span><text:span text:style-name="T17">and</text:span><text:span text:style-name="T10">.</text:span><text:span text:style-name="T2">returnValue</text:span><text:span text:style-name="T10">(</text:span><text:span text:style-name="T2">of</text:span><text:span text:style-name="T10">(</text:span><text:span text:style-name="T12">productsMock</text:span><text:span text:style-name="T10">));</text:span><text:span text:style-name="T11">// (6)</text:span></text:p>
      <text:p text:style-name="Quotations"/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">it</text:span><text:span text:style-name="T10">(</text:span><text:span text:style-name="T5">'should create'</text:span><text:span text:style-name="T10">, () </text:span><text:span text:style-name="T8">=&gt;</text:span><text:span text:style-name="T10"> {</text:span></text:p>
      <text:p text:style-name="Quotations"><text:s text:c="4"/><text:span text:style-name="T2">expect</text:span><text:span text:style-name="T10">(</text:span><text:span text:style-name="T17">component</text:span><text:span text:style-name="T10">).</text:span><text:span text:style-name="T2">toBeTruthy</text:span><text:span text:style-name="T10">();</text:span></text:p>
      <text:p text:style-name="Quotations"><text:s text:c="4"/><text:span text:style-name="T2">expect</text:span><text:span text:style-name="T10">(</text:span><text:span text:style-name="T17">productServiceSpy</text:span><text:span text:style-name="T10">.</text:span><text:span text:style-name="T2">getAll</text:span><text:span text:style-name="T10">).</text:span><text:span text:style-name="T2">toHaveBeenCalled</text:span><text:span text:style-name="T10">();</text:span></text:p>
      <text:p text:style-name="Quotations"><text:s text:c="2"/><text:span text:style-name="T10">});</text:span></text:p>
      <text:p text:style-name="Quotations">});</text:p>
      <text:p text:style-name="P10"/>
      <text:p text:style-name="P14"><text:span text:style-name="T24">VIDEO 19: </text:span>Pruebas a Directiva</text:p>
      <text:p text:style-name="Quotations">/* Para testear una directiva debemoc colocar un host component a fin de probar su funcionamiento en un component */</text:p>
      <text:p text:style-name="Quotations"><text:soft-page-break/></text:p>
      <text:p text:style-name="Quotations">@<text:span text:style-name="T14">Component</text:span>({</text:p>
      <text:p text:style-name="Quotations"><text:s text:c="2"/><text:span text:style-name="T17">template:</text:span><text:span text:style-name="T10"> </text:span><text:span text:style-name="T5">`</text:span></text:p>
      <text:p text:style-name="Quotations"><text:s text:c="4"/><text:span text:style-name="T19">&lt;</text:span><text:span text:style-name="T8">h5</text:span><text:span text:style-name="T10"> </text:span><text:span text:style-name="T17">class</text:span><text:span text:style-name="T10">=</text:span><text:span text:style-name="T5">"title"</text:span><text:span text:style-name="T10"> </text:span><text:span text:style-name="T17">highligth</text:span><text:span text:style-name="T19">&gt;</text:span><text:span text:style-name="T10">Hay un Valor</text:span><text:span text:style-name="T19">&lt;/</text:span><text:span text:style-name="T8">h5</text:span><text:span text:style-name="T19">&gt;</text:span></text:p>
      <text:p text:style-name="Quotations"><text:s text:c="4"/><text:span text:style-name="T19">&lt;</text:span><text:span text:style-name="T8">h5</text:span><text:span text:style-name="T10"> </text:span><text:span text:style-name="T17">highligth</text:span><text:span text:style-name="T10">=</text:span><text:span text:style-name="T5">"yell . . .</text:span></text:p>
      <text:p text:style-name="P13"/>
      <text:p text:style-name="Quotations">/*</text:p>
      <text:p text:style-name="Quotations"><text:s text:c="2"/><text:span text:style-name="T10">(1) Cualquier elemento que contenga la etiqueta highligth ó</text:span></text:p>
      <text:p text:style-name="Quotations"><text:s text:c="2"/><text:span text:style-name="T10">(2) Cualquier elemento que no contenga la etiqueta highligth ó</text:span></text:p>
      <text:p text:style-name="Quotations"><text:s text:c="2"/><text:span text:style-name="T10">(3) Cualquier elemento que tenga la directiva highligth</text:span></text:p>
      <text:p text:style-name="Quotations"><text:s text:c="2"/><text:span text:style-name="T10">*/</text:span></text:p>
      <text:p text:style-name="Quotations"/>
      <text:p text:style-name="Quotations"><text:s text:c="2"/><text:span text:style-name="T2">it</text:span><text:span text:style-name="T10">(</text:span><text:span text:style-name="T5">'should have 3 highligth elements'</text:span><text:span text:style-name="T10">, () </text:span><text:span text:style-name="T8">=&gt;</text:span><text:span text:style-name="T10"> {</text:span></text:p>
      <text:p text:style-name="Quotations"><text:s text:c="4"/><text:span text:style-name="T11">// Arrange</text:span></text:p>
      <text:p text:style-name="Quotations"><text:s text:c="4"/><text:span text:style-name="T11">// const elements = fixture.debugElement.queryAll(By.css('*[highligth]'));// (1)</text:span></text:p>
      <text:p text:style-name="Quotations"><text:s text:c="4"/><text:span text:style-name="T8">const</text:span><text:span text:style-name="T10"> </text:span><text:span text:style-name="T12">elementsWithout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All</text:span><text:span text:style-name="T10">(</text:span><text:span text:style-name="T15">By</text:span><text:span text:style-name="T10">.</text:span><text:span text:style-name="T2">css</text:span><text:span text:style-name="T10">(</text:span><text:span text:style-name="T5">'*:not([highligth])'</text:span><text:span text:style-name="T10">));</text:span><text:span text:style-name="T11">// (2)</text:span></text:p>
      <text:p text:style-name="Quotations"><text:s text:c="4"/><text:span text:style-name="T8">const</text:span><text:span text:style-name="T10"> </text:span><text:span text:style-name="T12">elements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All</text:span><text:span text:style-name="T10">(</text:span><text:span text:style-name="T15">By</text:span><text:span text:style-name="T10">.</text:span><text:span text:style-name="T2">directive</text:span><text:span text:style-name="T10">(</text:span><text:span text:style-name="T15">HighligthDirective</text:span><text:span text:style-name="T10">));</text:span><text:span text:style-name="T11">// (3)</text:span></text:p>
      <text:p text:style-name="Quotations"><text:s text:c="4"/><text:span text:style-name="T11">// Assert</text:span></text:p>
      <text:p text:style-name="Quotations"><text:s text:c="4"/><text:span text:style-name="T2">expect</text:span><text:span text:style-name="T10">(</text:span><text:span text:style-name="T12">elements</text:span><text:span text:style-name="T10">.</text:span><text:span text:style-name="T17">length</text:span><text:span text:style-name="T10">).</text:span><text:span text:style-name="T2">toEqual</text:span><text:span text:style-name="T10">(</text:span><text:span text:style-name="T16">3</text:span><text:span text:style-name="T10">);</text:span></text:p>
      <text:p text:style-name="Quotations"><text:s text:c="4"/><text:span text:style-name="T2">expect</text:span><text:span text:style-name="T10">(</text:span><text:span text:style-name="T12">elementsWithout</text:span><text:span text:style-name="T10">.</text:span><text:span text:style-name="T17">length</text:span><text:span text:style-name="T10">).</text:span><text:span text:style-name="T2">toEqual</text:span><text:span text:style-name="T10">(</text:span><text:span text:style-name="T16">1</text:span><text:span text:style-name="T10">);</text:span></text:p>
      <text:p text:style-name="Quotations"/>
      <text:p text:style-name="Quotations"><text:s text:c="2"/><text:span text:style-name="T10">});</text:span></text:p>
      <text:p text:style-name="Quotations"/>
      <text:p text:style-name="Quotations"><text:s text:c="2"/><text:span text:style-name="T2">it</text:span><text:span text:style-name="T10">(</text:span><text:span text:style-name="T5">'should the elements have the right bgColor'</text:span><text:span text:style-name="T10">, () </text:span><text:span text:style-name="T8">=&gt;</text:span><text:span text:style-name="T10"> {</text:span></text:p>
      <text:p text:style-name="Quotations"><text:s text:c="4"/><text:span text:style-name="T11">// Arrange</text:span></text:p>
      <text:p text:style-name="Quotations"><text:s text:c="4"/><text:span text:style-name="T8">const</text:span><text:span text:style-name="T10"> </text:span><text:span text:style-name="T12">elements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All</text:span><text:span text:style-name="T10">(</text:span><text:span text:style-name="T15">By</text:span><text:span text:style-name="T10">.</text:span><text:span text:style-name="T2">directive</text:span><text:span text:style-name="T10">(</text:span><text:span text:style-name="T15">HighligthDirective</text:span><text:span text:style-name="T10">));</text:span><text:span text:style-name="T11">// (3)</text:span></text:p>
      <text:p text:style-name="Quotations"><text:s text:c="4"/><text:span text:style-name="T11">// Assert</text:span></text:p>
      <text:p text:style-name="Quotations"><text:s text:c="4"/><text:span text:style-name="T2">expect</text:span><text:span text:style-name="T10">(</text:span><text:span text:style-name="T12">elements</text:span><text:span text:style-name="T10">[</text:span><text:span text:style-name="T16">0</text:span><text:span text:style-name="T10">].</text:span><text:span text:style-name="T17">nativeElement</text:span><text:span text:style-name="T10">.</text:span><text:span text:style-name="T17">style</text:span><text:span text:style-name="T10">.</text:span><text:span text:style-name="T17">backgroundColor</text:span><text:span text:style-name="T10">).</text:span><text:span text:style-name="T2">toEqual</text:span><text:span text:style-name="T10">(</text:span><text:span text:style-name="T5">'gray'</text:span><text:span text:style-name="T10">);</text:span></text:p>
      <text:p text:style-name="Quotations"><text:s text:c="4"/><text:span text:style-name="T2">expect</text:span><text:span text:style-name="T10">(</text:span><text:span text:style-name="T12">elements</text:span><text:span text:style-name="T10">[</text:span><text:span text:style-name="T16">1</text:span><text:span text:style-name="T10">].</text:span><text:span text:style-name="T17">nativeElement</text:span><text:span text:style-name="T10">.</text:span><text:span text:style-name="T17">style</text:span><text:span text:style-name="T10">.</text:span><text:span text:style-name="T17">backgroundColor</text:span><text:span text:style-name="T10">).</text:span><text:span text:style-name="T2">toEqual</text:span><text:span text:style-name="T10">(</text:span><text:span text:style-name="T5">'yellow'</text:span><text:span text:style-name="T10">);</text:span></text:p>
      <text:p text:style-name="Quotations"><text:s text:c="4"/><text:span text:style-name="T2">expect</text:span><text:span text:style-name="T10">(</text:span><text:span text:style-name="T12">elements</text:span><text:span text:style-name="T10">[</text:span><text:span text:style-name="T16">2</text:span><text:span text:style-name="T10">].</text:span><text:span text:style-name="T17">nativeElement</text:span><text:span text:style-name="T10">.</text:span><text:span text:style-name="T17">style</text:span><text:span text:style-name="T10">.</text:span><text:span text:style-name="T17">backgroundColor</text:span><text:span text:style-name="T10">).</text:span><text:span text:style-name="T2">toEqual</text:span><text:span text:style-name="T10">(</text:span><text:span text:style-name="T5">'blue'</text:span><text:span text:style-name="T10">);</text:span></text:p>
      <text:p text:style-name="Quotations"/>
      <text:p text:style-name="Quotations"><text:s text:c="2"/><text:span text:style-name="T10">});</text:span></text:p>
      <text:p text:style-name="Quotations"><text:s text:c="2"/><text:span text:style-name="T22">/*</text:span></text:p>
      <text:p text:style-name="Quotations"><text:s text:c="2"/><text:span text:style-name="T10">(1) Obtenemos la instancia de la directiva</text:span></text:p>
      <text:p text:style-name="Quotations"><text:s text:c="2"/><text:span text:style-name="T10">*/</text:span></text:p>
      <text:p text:style-name="Quotations"><text:s text:c="2"/><text:span text:style-name="T2">it</text:span><text:span text:style-name="T10">(</text:span><text:span text:style-name="T5">'should the h5.title be defaultColor'</text:span><text:span text:style-name="T10">, () </text:span><text:span text:style-name="T8">=&gt;</text:span><text:span text:style-name="T10"> {</text:span></text:p>
      <text:p text:style-name="Quotations"><text:s text:c="4"/><text:span text:style-name="T11">// Arrange</text:span></text:p>
      <text:p text:style-name="Quotations"><text:s text:c="4"/><text:span text:style-name="T8">const</text:span><text:span text:style-name="T10"> </text:span><text:span text:style-name="T12">titleDe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.title'</text:span><text:span text:style-name="T10">));</text:span></text:p>
      <text:p text:style-name="Quotations"><text:s text:c="4"/><text:span text:style-name="T8">const</text:span><text:span text:style-name="T10"> </text:span><text:span text:style-name="T12">dir</text:span><text:span text:style-name="T10"> </text:span><text:span text:style-name="T13">=</text:span><text:span text:style-name="T10"> </text:span><text:span text:style-name="T12">titleDe</text:span><text:span text:style-name="T10">.</text:span><text:span text:style-name="T17">injector</text:span><text:span text:style-name="T10">.</text:span><text:span text:style-name="T2">get</text:span><text:span text:style-name="T10">(</text:span><text:span text:style-name="T15">HighligthDirective</text:span><text:span text:style-name="T10">);</text:span><text:span text:style-name="T11">// (1)</text:span></text:p>
      <text:p text:style-name="Quotations"><text:s text:c="4"/><text:span text:style-name="T11">// Assert</text:span></text:p>
      <text:p text:style-name="Quotations"><text:s text:c="4"/><text:span text:style-name="T2">expect</text:span><text:span text:style-name="T10">(</text:span><text:span text:style-name="T12">titleDe</text:span><text:span text:style-name="T10">.</text:span><text:span text:style-name="T17">nativeElement</text:span><text:span text:style-name="T10">.</text:span><text:span text:style-name="T17">style</text:span><text:span text:style-name="T10">.</text:span><text:span text:style-name="T17">backgroundColor</text:span><text:span text:style-name="T10">).</text:span><text:span text:style-name="T2">toEqual</text:span><text:span text:style-name="T10">(</text:span><text:span text:style-name="T12">dir</text:span><text:span text:style-name="T10">.</text:span><text:span text:style-name="T17">defaultColor</text:span><text:span text:style-name="T10">);</text:span></text:p>
      <text:p text:style-name="Quotations"/>
      <text:p text:style-name="Quotations"><text:s text:c="2"/><text:span text:style-name="T10">});</text:span></text:p>
      <text:p text:style-name="Quotations">});</text:p>
      <text:p text:style-name="P11"/>
      <text:p text:style-name="P15">VIDEO 20: PRUEBAS PARA INPUTS:</text:p>
      <text:p text:style-name="Quotations">/*</text:p>
      <text:p text:style-name="Quotations"><text:s text:c="2"/><text:span text:style-name="T10">(1) Obtenemos el elemento input</text:span></text:p>
      <text:p text:style-name="Quotations"><text:soft-page-break/><text:s text:c="2"/><text:span text:style-name="T10">(2) Antes de cualquier cambio el valor será pink porque es el valor de la propiedad "color" de HostComponent</text:span></text:p>
      <text:p text:style-name="Quotations"><text:s text:c="2"/><text:span text:style-name="T10">(3) Cambiamos el valor del input</text:span></text:p>
      <text:p text:style-name="Quotations"><text:s text:c="2"/><text:span text:style-name="T10">(4) Emula que el usuario escribió</text:span></text:p>
      <text:p text:style-name="Quotations"><text:s text:c="2"/><text:span text:style-name="T10">(5) Comprobamos que el background del input haya cambiado a 'red</text:span></text:p>
      <text:p text:style-name="Quotations"><text:s text:c="2"/><text:span text:style-name="T10">(6) Comprobamos que la propiedad color haya cambiado a 'red</text:span></text:p>
      <text:p text:style-name="Quotations"><text:s text:c="2"/><text:span text:style-name="T10">*/</text:span></text:p>
      <text:p text:style-name="Quotations"><text:s text:c="2"/><text:span text:style-name="T2">it</text:span><text:span text:style-name="T10">(</text:span><text:span text:style-name="T5">'should bind &lt;input&gt; and change the bgColor'</text:span><text:span text:style-name="T10">, () </text:span><text:span text:style-name="T8">=&gt;</text:span><text:span text:style-name="T10"> {</text:span></text:p>
      <text:p text:style-name="Quotations"><text:s text:c="4"/><text:span text:style-name="T8">const</text:span><text:span text:style-name="T10"> </text:span><text:span text:style-name="T12">inputDe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input'</text:span><text:span text:style-name="T10">));</text:span></text:p>
      <text:p text:style-name="Quotations"><text:s text:c="4"/><text:span text:style-name="T8">const</text:span><text:span text:style-name="T10"> </text:span><text:span text:style-name="T12">inputEl</text:span><text:span text:style-name="T13">:</text:span><text:span text:style-name="T10"> </text:span><text:span text:style-name="T15">HTMLInputElement</text:span><text:span text:style-name="T10"> </text:span><text:span text:style-name="T13">=</text:span><text:span text:style-name="T10"> </text:span><text:span text:style-name="T12">inputDe</text:span><text:span text:style-name="T10">.</text:span><text:span text:style-name="T17">nativeElement</text:span><text:span text:style-name="T10">;</text:span><text:span text:style-name="T11">// (1)</text:span></text:p>
      <text:p text:style-name="Quotations"/>
      <text:p text:style-name="Quotations"><text:s text:c="4"/><text:span text:style-name="T2">expect</text:span><text:span text:style-name="T10">(</text:span><text:span text:style-name="T12">inputEl</text:span><text:span text:style-name="T10">.</text:span><text:span text:style-name="T12">style</text:span><text:span text:style-name="T10">.</text:span><text:span text:style-name="T17">backgroundColor</text:span><text:span text:style-name="T10">).</text:span><text:span text:style-name="T2">toEqual</text:span><text:span text:style-name="T10">(</text:span><text:span text:style-name="T5">'pink'</text:span><text:span text:style-name="T10">);</text:span><text:span text:style-name="T11">// (2)</text:span></text:p>
      <text:p text:style-name="Quotations"/>
      <text:p text:style-name="Quotations"><text:s text:c="4"/><text:span text:style-name="T12">inputEl</text:span><text:span text:style-name="T10">.</text:span><text:span text:style-name="T17">value</text:span><text:span text:style-name="T10"> </text:span><text:span text:style-name="T13">=</text:span><text:span text:style-name="T10"> </text:span><text:span text:style-name="T5">'red'</text:span><text:span text:style-name="T10">;</text:span><text:span text:style-name="T11">// (3)</text:span></text:p>
      <text:p text:style-name="Quotations"><text:s text:c="4"/><text:span text:style-name="T12">inputEl</text:span><text:span text:style-name="T10">.</text:span><text:span text:style-name="T2">dispatchEvent</text:span><text:span text:style-name="T10">(</text:span><text:span text:style-name="T8">new</text:span><text:span text:style-name="T10"> </text:span><text:span text:style-name="T15">Event</text:span><text:span text:style-name="T10">(</text:span><text:span text:style-name="T5">'input'</text:span><text:span text:style-name="T10">));</text:span><text:span text:style-name="T11">// (4)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/>
      <text:p text:style-name="Quotations"><text:s text:c="4"/><text:span text:style-name="T2">expect</text:span><text:span text:style-name="T10">(</text:span><text:span text:style-name="T12">inputEl</text:span><text:span text:style-name="T10">.</text:span><text:span text:style-name="T12">style</text:span><text:span text:style-name="T10">.</text:span><text:span text:style-name="T17">backgroundColor</text:span><text:span text:style-name="T10">).</text:span><text:span text:style-name="T2">toEqual</text:span><text:span text:style-name="T10">(</text:span><text:span text:style-name="T5">'red'</text:span><text:span text:style-name="T10">);</text:span><text:span text:style-name="T11">// (5)</text:span></text:p>
      <text:p text:style-name="Quotations"><text:s text:c="4"/><text:span text:style-name="T2">expect</text:span><text:span text:style-name="T10">(</text:span><text:span text:style-name="T17">component</text:span><text:span text:style-name="T10">.</text:span><text:span text:style-name="T17">color</text:span><text:span text:style-name="T10">).</text:span><text:span text:style-name="T2">toEqual</text:span><text:span text:style-name="T10">(</text:span><text:span text:style-name="T5">'red'</text:span><text:span text:style-name="T10">);</text:span><text:span text:style-name="T11">// (6)</text:span></text:p>
      <text:p text:style-name="Quotations"><text:s text:c="2"/><text:span text:style-name="T10">});</text:span></text:p>
      <text:p text:style-name="P15"/>
      <text:p text:style-name="P16">VIDEO 21: PRUEBAS PARA LOS PIPES</text:p>
      <text:p text:style-name="P16">- son los únicos que se pueden probar de forma directa. Sin un componente</text:p>
      <text:p text:style-name="Quotations"><text:span text:style-name="T1">fdescribe</text:span>(<text:span text:style-name="T4">'ReversePipe'</text:span>, () <text:span text:style-name="T7">=&gt;</text:span> {</text:p>
      <text:p text:style-name="Quotations"><text:s text:c="2"/><text:span text:style-name="T2">it</text:span><text:span text:style-name="T10">(</text:span><text:span text:style-name="T5">'create an instance'</text:span><text:span text:style-name="T10">, () </text:span><text:span text:style-name="T8">=&gt;</text:span><text:span text:style-name="T10"> {</text:span></text:p>
      <text:p text:style-name="Quotations"><text:s text:c="4"/><text:span text:style-name="T8">const</text:span><text:span text:style-name="T10"> </text:span><text:span text:style-name="T12">pipe</text:span><text:span text:style-name="T10"> </text:span><text:span text:style-name="T13">=</text:span><text:span text:style-name="T10"> </text:span><text:span text:style-name="T8">new</text:span><text:span text:style-name="T10"> </text:span><text:span text:style-name="T15">ReversePipe</text:span><text:span text:style-name="T10">();</text:span></text:p>
      <text:p text:style-name="Quotations"><text:s text:c="4"/><text:span text:style-name="T2">expect</text:span><text:span text:style-name="T10">(</text:span><text:span text:style-name="T12">pipe</text:span><text:span text:style-name="T10">).</text:span><text:span text:style-name="T2">toBeTruthy</text:span><text:span text:style-name="T10">();</text:span></text:p>
      <text:p text:style-name="Quotations"><text:s text:c="2"/><text:span text:style-name="T10">});</text:span></text:p>
      <text:p text:style-name="Quotations"/>
      <text:p text:style-name="Quotations"><text:s text:c="2"/><text:span text:style-name="T2">it</text:span><text:span text:style-name="T10">(</text:span><text:span text:style-name="T5">'should transform roma to amor'</text:span><text:span text:style-name="T10">, () </text:span><text:span text:style-name="T8">=&gt;</text:span><text:span text:style-name="T10"> {</text:span></text:p>
      <text:p text:style-name="Quotations"><text:s text:c="4"/><text:span text:style-name="T11">// Arrange</text:span></text:p>
      <text:p text:style-name="Quotations"><text:s text:c="4"/><text:span text:style-name="T8">const</text:span><text:span text:style-name="T10"> </text:span><text:span text:style-name="T12">pipe</text:span><text:span text:style-name="T10"> </text:span><text:span text:style-name="T13">=</text:span><text:span text:style-name="T10"> </text:span><text:span text:style-name="T8">new</text:span><text:span text:style-name="T10"> </text:span><text:span text:style-name="T15">ReversePipe</text:span><text:span text:style-name="T10">();</text:span></text:p>
      <text:p text:style-name="Quotations"><text:s text:c="4"/><text:span text:style-name="T11">// Act</text:span></text:p>
      <text:p text:style-name="Quotations"><text:s text:c="4"/><text:span text:style-name="T8">const</text:span><text:span text:style-name="T10"> </text:span><text:span text:style-name="T12">rta</text:span><text:span text:style-name="T10"> </text:span><text:span text:style-name="T13">=</text:span><text:span text:style-name="T10"> </text:span><text:span text:style-name="T12">pipe</text:span><text:span text:style-name="T10">.</text:span><text:span text:style-name="T2">transform</text:span><text:span text:style-name="T10">(</text:span><text:span text:style-name="T5">"roma"</text:span><text:span text:style-name="T10">)</text:span></text:p>
      <text:p text:style-name="Quotations"><text:s text:c="4"/><text:span text:style-name="T11">// Assert</text:span></text:p>
      <text:p text:style-name="Quotations"><text:s text:c="4"/><text:span text:style-name="T2">expect</text:span><text:span text:style-name="T10">(</text:span><text:span text:style-name="T12">rta</text:span><text:span text:style-name="T10">).</text:span><text:span text:style-name="T2">toEqual</text:span><text:span text:style-name="T10">(</text:span><text:span text:style-name="T5">"amor"</text:span><text:span text:style-name="T10">);</text:span></text:p>
      <text:p text:style-name="Quotations"/>
      <text:p text:style-name="Quotations"><text:s text:c="2"/><text:span text:style-name="T10">});</text:span></text:p>
      <text:p text:style-name="Quotations"/>
      <text:p text:style-name="Quotations"><text:s text:c="2"/><text:span text:style-name="T2">it</text:span><text:span text:style-name="T10">(</text:span><text:span text:style-name="T5">'should transform "123" to "321"'</text:span><text:span text:style-name="T10">, () </text:span><text:span text:style-name="T8">=&gt;</text:span><text:span text:style-name="T10"> {</text:span></text:p>
      <text:p text:style-name="Quotations"><text:s text:c="4"/><text:span text:style-name="T11">// Arrange</text:span></text:p>
      <text:p text:style-name="Quotations"><text:s text:c="4"/><text:span text:style-name="T8">const</text:span><text:span text:style-name="T10"> </text:span><text:span text:style-name="T12">pipe</text:span><text:span text:style-name="T10"> </text:span><text:span text:style-name="T13">=</text:span><text:span text:style-name="T10"> </text:span><text:span text:style-name="T8">new</text:span><text:span text:style-name="T10"> </text:span><text:span text:style-name="T15">ReversePipe</text:span><text:span text:style-name="T10">();</text:span></text:p>
      <text:p text:style-name="Quotations"><text:s text:c="4"/><text:span text:style-name="T11">// Act</text:span></text:p>
      <text:p text:style-name="Quotations"><text:s text:c="4"/><text:span text:style-name="T8">const</text:span><text:span text:style-name="T10"> </text:span><text:span text:style-name="T12">rta</text:span><text:span text:style-name="T10"> </text:span><text:span text:style-name="T13">=</text:span><text:span text:style-name="T10"> </text:span><text:span text:style-name="T12">pipe</text:span><text:span text:style-name="T10">.</text:span><text:span text:style-name="T2">transform</text:span><text:span text:style-name="T10">(</text:span><text:span text:style-name="T5">"123"</text:span><text:span text:style-name="T10">)</text:span></text:p>
      <text:p text:style-name="Quotations"><text:s text:c="4"/><text:span text:style-name="T11">// Assert</text:span></text:p>
      <text:p text:style-name="Quotations"><text:s text:c="4"/><text:span text:style-name="T2">expect</text:span><text:span text:style-name="T10">(</text:span><text:span text:style-name="T12">rta</text:span><text:span text:style-name="T10">).</text:span><text:span text:style-name="T2">toEqual</text:span><text:span text:style-name="T10">(</text:span><text:span text:style-name="T5">"321"</text:span><text:span text:style-name="T10">);</text:span></text:p>
      <text:p text:style-name="Quotations"/>
      <text:p text:style-name="Quotations"><text:s text:c="2"/><text:span text:style-name="T10">});</text:span></text:p>
      <text:p text:style-name="P16"/>
      <text:p text:style-name="P17"><text:soft-page-break/>* VIDEO 22 Pruebas pipes en component:</text:p>
      <text:p text:style-name="P17"/>
      <text:p text:style-name="P17">** Debemos crear el HostComponent</text:p>
      <text:p text:style-name="Quotations">/*</text:p>
      <text:p text:style-name="Quotations"><text:s text:c="2"/><text:span text:style-name="T10">(1) Obtenemos el elemento input</text:span></text:p>
      <text:p text:style-name="Quotations"><text:s text:c="2"/><text:span text:style-name="T10">(2) Antes de cualquier cambio el valor contenido en p sería '' por el atributo 'text' de hostComponent</text:span></text:p>
      <text:p text:style-name="Quotations"><text:s text:c="2"/><text:span text:style-name="T10">(3) Cambiamos el valor del input</text:span></text:p>
      <text:p text:style-name="Quotations"><text:s text:c="2"/><text:span text:style-name="T10">(4) Emula que el usuario escribió</text:span></text:p>
      <text:p text:style-name="Quotations"><text:s text:c="2"/><text:span text:style-name="T10">(5) Comprobamos el contenido de la etiqueta p sea 'sol'</text:span></text:p>
      <text:p text:style-name="Quotations"><text:s text:c="2"/><text:span text:style-name="T10">*/</text:span></text:p>
      <text:p text:style-name="Quotations"/>
      <text:p text:style-name="Quotations"><text:s text:c="2"/><text:span text:style-name="T2">it</text:span><text:span text:style-name="T10">(</text:span><text:span text:style-name="T5">'should apply reverse pipe when typing in the input'</text:span><text:span text:style-name="T10">, () </text:span><text:span text:style-name="T8">=&gt;</text:span><text:span text:style-name="T10"> {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><text:s text:c="4"/><text:span text:style-name="T8">const</text:span><text:span text:style-name="T10"> </text:span><text:span text:style-name="T12">inputDe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input'</text:span><text:span text:style-name="T10">));</text:span></text:p>
      <text:p text:style-name="Quotations"><text:s text:c="4"/><text:span text:style-name="T8">const</text:span><text:span text:style-name="T10"> </text:span><text:span text:style-name="T12">inputEl</text:span><text:span text:style-name="T13">:</text:span><text:span text:style-name="T10"> </text:span><text:span text:style-name="T15">HTMLInputElement</text:span><text:span text:style-name="T10"> </text:span><text:span text:style-name="T13">=</text:span><text:span text:style-name="T10"> </text:span><text:span text:style-name="T12">inputDe</text:span><text:span text:style-name="T10">.</text:span><text:span text:style-name="T17">nativeElement</text:span><text:span text:style-name="T10">;</text:span><text:span text:style-name="T11">// (1)</text:span></text:p>
      <text:p text:style-name="Quotations"><text:s text:c="4"/><text:span text:style-name="T8">const</text:span><text:span text:style-name="T10"> </text:span><text:span text:style-name="T12">pDe</text:span><text:span text:style-name="T10"> </text:span><text:span text:style-name="T13">=</text:span><text:span text:style-name="T10"> </text:span><text:span text:style-name="T17">fixture</text:span><text:span text:style-name="T10">.</text:span><text:span text:style-name="T17">debugElement</text:span><text:span text:style-name="T10">.</text:span><text:span text:style-name="T2">query</text:span><text:span text:style-name="T10">(</text:span><text:span text:style-name="T15">By</text:span><text:span text:style-name="T10">.</text:span><text:span text:style-name="T2">css</text:span><text:span text:style-name="T10">(</text:span><text:span text:style-name="T5">'p'</text:span><text:span text:style-name="T10">));</text:span></text:p>
      <text:p text:style-name="Quotations"/>
      <text:p text:style-name="Quotations"><text:s text:c="4"/><text:span text:style-name="T2">expect</text:span><text:span text:style-name="T10">(</text:span><text:span text:style-name="T12">pDe</text:span><text:span text:style-name="T10">.</text:span><text:span text:style-name="T17">nativeElement</text:span><text:span text:style-name="T10">.</text:span><text:span text:style-name="T17">textContent</text:span><text:span text:style-name="T10">).</text:span><text:span text:style-name="T2">toEqual</text:span><text:span text:style-name="T10">(</text:span><text:span text:style-name="T5">''</text:span><text:span text:style-name="T10">);</text:span><text:span text:style-name="T11">// (2)</text:span></text:p>
      <text:p text:style-name="Quotations"/>
      <text:p text:style-name="Quotations"><text:s text:c="4"/><text:span text:style-name="T12">inputEl</text:span><text:span text:style-name="T10">.</text:span><text:span text:style-name="T17">value</text:span><text:span text:style-name="T10"> </text:span><text:span text:style-name="T13">=</text:span><text:span text:style-name="T10"> </text:span><text:span text:style-name="T5">'los'</text:span><text:span text:style-name="T10">;</text:span><text:span text:style-name="T11">// (3)</text:span></text:p>
      <text:p text:style-name="Quotations"><text:s text:c="4"/><text:span text:style-name="T12">inputEl</text:span><text:span text:style-name="T10">.</text:span><text:span text:style-name="T2">dispatchEvent</text:span><text:span text:style-name="T10">(</text:span><text:span text:style-name="T8">new</text:span><text:span text:style-name="T10"> </text:span><text:span text:style-name="T15">Event</text:span><text:span text:style-name="T10">(</text:span><text:span text:style-name="T5">'input'</text:span><text:span text:style-name="T10">));</text:span><text:span text:style-name="T11">// (4)</text:span></text:p>
      <text:p text:style-name="Quotations"><text:s text:c="4"/><text:span text:style-name="T17">fixture</text:span><text:span text:style-name="T10">.</text:span><text:span text:style-name="T2">detectChanges</text:span><text:span text:style-name="T10">();</text:span></text:p>
      <text:p text:style-name="Quotations"/>
      <text:p text:style-name="Quotations"><text:s text:c="4"/><text:span text:style-name="T2">expect</text:span><text:span text:style-name="T10">(</text:span><text:span text:style-name="T12">pDe</text:span><text:span text:style-name="T10">.</text:span><text:span text:style-name="T17">nativeElement</text:span><text:span text:style-name="T10">.</text:span><text:span text:style-name="T17">textContent</text:span><text:span text:style-name="T10">).</text:span><text:span text:style-name="T2">toEqual</text:span><text:span text:style-name="T10">(</text:span><text:span text:style-name="T5">'sol'</text:span><text:span text:style-name="T10">);</text:span><text:span text:style-name="T11">// (5)</text:span></text:p>
      <text:p text:style-name="Quotations"><text:s text:c="2"/><text:span text:style-name="T10">});</text:span></text:p>
      <text:p text:style-name="P11"/>
      <text:p text:style-name="P17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family="'Calibri Light'" style:font-style-name="Normal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 fo:text-align="justify" style:justify-single-word="false">
        <style:tab-stops/>
      </style:paragraph-properties>
      <style:text-properties officeooo:rsid="00ab1405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 style:master-page-name="">
      <loext:graphic-properties draw:fill="solid" draw:fill-color="#000000"/>
      <style:paragraph-properties fo:margin-left="0cm" fo:margin-right="0cm" fo:margin-top="0cm" fo:margin-bottom="0cm" style:contextual-spacing="false" fo:line-height="100%" fo:text-indent="0cm" style:auto-text-indent="false" style:page-number="auto" fo:background-color="#000000">
        <style:tab-stops>
          <style:tab-stop style:position="0.499cm"/>
        </style:tab-stops>
      </style:paragraph-properties>
      <style:text-properties style:font-name="Consolas1" fo:font-family="Consolas" style:font-style-name="Normal" style:font-family-generic="modern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3465a4"/>
      <style:paragraph-properties fo:margin-top="0cm" fo:margin-bottom="0cm" style:contextual-spacing="false" fo:text-align="justify" style:justify-single-word="false" fo:background-color="#3465a4"/>
      <style:text-properties fo:color="#e6e905" loext:opacity="100%" style:font-name="Consolas" fo:font-family="Consolas" style:font-style-name="Negrita" style:font-family-generic="modern" style:font-pitch="fixed" fo:font-size="11pt" fo:font-style="normal" fo:font-weight="bold" officeooo:rsid="00061e22" style:font-size-asian="12pt" style:font-style-asian="italic" style:font-weight-asian="normal" style:font-size-complex="12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3:57.605000000</meta:creation-date>
    <dc:date>2023-07-25T15:28:11.549000000</dc:date>
    <meta:editing-duration>P6DT7H50M13S</meta:editing-duration>
    <meta:editing-cycles>174</meta:editing-cycles>
    <meta:generator>LibreOffice/7.5.3.2$Windows_X86_64 LibreOffice_project/9f56dff12ba03b9acd7730a5a481eea045e468f3</meta:generator>
    <meta:document-statistic meta:table-count="0" meta:image-count="0" meta:object-count="0" meta:page-count="8" meta:paragraph-count="297" meta:word-count="1500" meta:character-count="12924" meta:non-whitespace-character-count="10892"/>
  </office:meta>
</office:document-meta>
</file>